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160.7mm" svg:y="12.42mm">
            <draw:object draw:notify-on-update-of-ranges="Hoja1.B1:Hoja1.G1 Hoja1.B2:Hoja1.G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scalar </text:p>
          </table:table-cell>
          <table:table-cell office:value-type="string" calcext:value-type="string">
            <text:p>secuencial</text:p>
          </table:table-cell>
          <table:table-cell office:value-type="string" calcext:value-type="string">
            <text:p>Paralelo 2 </text:p>
          </table:table-cell>
          <table:table-cell office:value-type="string" calcext:value-type="string">
            <text:p>Paralelo 4</text:p>
          </table:table-cell>
          <table:table-cell office:value-type="string" calcext:value-type="string">
            <text:p>Paralelo 6</text:p>
          </table:table-cell>
          <table:table-cell office:value-type="string" calcext:value-type="string">
            <text:p>Paralelo 8</text:p>
          </table:table-cell>
          <table:table-cell office:value-type="string" calcext:value-type="string">
            <text:p>Paralelo 10</text:p>
          </table:table-cell>
        </table:table-row>
        <table:table-row table:style-name="ro1">
          <table:table-cell/>
          <table:table-cell office:value-type="float" office:value="0.054974" calcext:value-type="float">
            <text:p>0,054974</text:p>
          </table:table-cell>
          <table:table-cell office:value-type="float" office:value="0.0134323" calcext:value-type="float">
            <text:p>0,0134323</text:p>
          </table:table-cell>
          <table:table-cell office:value-type="float" office:value="0.0165197" calcext:value-type="float">
            <text:p>0,0165197</text:p>
          </table:table-cell>
          <table:table-cell office:value-type="float" office:value="0.0158802" calcext:value-type="float">
            <text:p>0,0158802</text:p>
          </table:table-cell>
          <table:table-cell office:value-type="float" office:value="0.0235096" calcext:value-type="float">
            <text:p>0,0235096</text:p>
          </table:table-cell>
          <table:table-cell office:value-type="float" office:value="0.0188722" calcext:value-type="float">
            <text:p>0,0188722</text:p>
          </table:table-cell>
        </table:table-row>
        <table:table-row table:style-name="ro1">
          <table:table-cell/>
          <table:table-cell office:value-type="float" office:value="0.056185" calcext:value-type="float">
            <text:p>0,056185</text:p>
          </table:table-cell>
          <table:table-cell office:value-type="float" office:value="0.0138293" calcext:value-type="float">
            <text:p>0,0138293</text:p>
          </table:table-cell>
          <table:table-cell office:value-type="float" office:value="0.0155543" calcext:value-type="float">
            <text:p>0,0155543</text:p>
          </table:table-cell>
          <table:table-cell office:value-type="float" office:value="0.0195278" calcext:value-type="float">
            <text:p>0,0195278</text:p>
          </table:table-cell>
          <table:table-cell office:value-type="float" office:value="0.0280586" calcext:value-type="float">
            <text:p>0,0280586</text:p>
          </table:table-cell>
          <table:table-cell office:value-type="float" office:value="0.0275219" calcext:value-type="float">
            <text:p>0,0275219</text:p>
          </table:table-cell>
        </table:table-row>
        <table:table-row table:style-name="ro1">
          <table:table-cell/>
          <table:table-cell office:value-type="float" office:value="0.049118" calcext:value-type="float">
            <text:p>0,049118</text:p>
          </table:table-cell>
          <table:table-cell office:value-type="float" office:value="0.0134688" calcext:value-type="float">
            <text:p>0,0134688</text:p>
          </table:table-cell>
          <table:table-cell office:value-type="float" office:value="0.0160455" calcext:value-type="float">
            <text:p>0,0160455</text:p>
          </table:table-cell>
          <table:table-cell office:value-type="float" office:value="0.0192026" calcext:value-type="float">
            <text:p>0,0192026</text:p>
          </table:table-cell>
          <table:table-cell office:value-type="float" office:value="0.0284745" calcext:value-type="float">
            <text:p>0,0284745</text:p>
          </table:table-cell>
          <table:table-cell office:value-type="float" office:value="0.0217812" calcext:value-type="float">
            <text:p>0,0217812</text:p>
          </table:table-cell>
        </table:table-row>
        <table:table-row table:style-name="ro1">
          <table:table-cell/>
          <table:table-cell table:style-name="ce1" office:value-type="float" office:value="0.040315" calcext:value-type="float">
            <text:p>0,040315</text:p>
          </table:table-cell>
          <table:table-cell office:value-type="float" office:value="0.0141511" calcext:value-type="float">
            <text:p>0,0141511</text:p>
          </table:table-cell>
          <table:table-cell office:value-type="float" office:value="0.0177901" calcext:value-type="float">
            <text:p>0,0177901</text:p>
          </table:table-cell>
          <table:table-cell office:value-type="float" office:value="0.021864" calcext:value-type="float">
            <text:p>0,021864</text:p>
          </table:table-cell>
          <table:table-cell office:value-type="float" office:value="0.0200981" calcext:value-type="float">
            <text:p>0,0200981</text:p>
          </table:table-cell>
          <table:table-cell office:value-type="float" office:value="0.0193657" calcext:value-type="float">
            <text:p>0,0193657</text:p>
          </table:table-cell>
        </table:table-row>
        <table:table-row table:style-name="ro1">
          <table:table-cell table:number-columns-repeated="3"/>
          <table:table-cell office:value-type="float" office:value="0.0141906" calcext:value-type="float">
            <text:p>0,0141906</text:p>
          </table:table-cell>
          <table:table-cell/>
          <table:table-cell office:value-type="float" office:value="0.0224098" calcext:value-type="float">
            <text:p>0,0224098</text:p>
          </table:table-cell>
          <table:table-cell office:value-type="float" office:value="0.0269894" calcext:value-type="float">
            <text:p>0,0269894</text:p>
          </table:table-cell>
        </table:table-row>
        <table:table-row table:style-name="ro1">
          <table:table-cell table:number-columns-repeated="6"/>
          <table:table-cell office:value-type="float" office:value="0.018863" calcext:value-type="float">
            <text:p>0,018863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21:21:17.58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9T17:47:06.077000000</meta:creation-date>
    <dc:date>2019-11-01T21:29:51.163000000</dc:date>
    <meta:editing-duration>PT28M1S</meta:editing-duration>
    <meta:editing-cycles>3</meta:editing-cycles>
    <meta:generator>LibreOffice/6.3.2.2$Windows_X86_64 LibreOffice_project/98b30e735bda24bc04ab42594c85f7fd8be07b9c</meta:generator>
    <meta:document-statistic meta:table-count="1" meta:cell-count="3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Hoja1.B1:Hoja1.G2" chart:data-source-has-labels="row" svg:x="1.331cm" svg:y="0.18cm" svg:width="14.349cm" svg:height="8.64cm">
          <chartooo:coordinate-region svg:x="2.243cm" svg:y="0.379cm" svg:width="12.576cm" svg:height="7.794cm"/>
          <chart:axis chart:dimension="x" chart:name="primary-x" chart:style-name="ch3" chartooo:axis-type="auto">
            <chartooo:date-scale/>
            <chart:categories table:cell-range-address="Hoja1.B1:Hoja1.G1"/>
          </chart:axis>
          <chart:axis chart:dimension="y" chart:name="primary-y" chart:style-name="ch3">
            <chart:title svg:x="0.451cm" svg:y="5.298cm" chart:style-name="ch4">
              <text:p>Segundos</text:p>
            </chart:title>
            <chart:grid chart:style-name="ch5" chart:class="major"/>
          </chart:axis>
          <chart:series chart:style-name="ch6" chart:values-cell-range-address="Hoja1.B2:Hoja1.G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Hoja1.B1:Hoja1.G1</svg:desc>
                </draw:g>
              </table:table-cell>
              <table:table-cell office:value-type="string">
                <text:p>Paralelo 2 </text:p>
              </table:table-cell>
              <table:table-cell office:value-type="string">
                <text:p>Paralelo 4</text:p>
              </table:table-cell>
              <table:table-cell office:value-type="string">
                <text:p>Paralelo 6</text:p>
              </table:table-cell>
              <table:table-cell office:value-type="string">
                <text:p>Paralelo 8</text:p>
              </table:table-cell>
              <table:table-cell office:value-type="string">
                <text:p>Paralelo 10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  <draw:g>
                  <svg:desc/>
                </draw:g>
              </table:table-cell>
              <table:table-cell office:value-type="float" office:value="0.054974">
                <text:p>0.054974</text:p>
                <draw:g>
                  <svg:desc>Hoja1.B2:Hoja1.G2</svg:desc>
                </draw:g>
              </table:table-cell>
              <table:table-cell office:value-type="float" office:value="0.0134323">
                <text:p>0.0134323</text:p>
              </table:table-cell>
              <table:table-cell office:value-type="float" office:value="0.0165197">
                <text:p>0.0165197</text:p>
              </table:table-cell>
              <table:table-cell office:value-type="float" office:value="0.0158802">
                <text:p>0.0158802</text:p>
              </table:table-cell>
              <table:table-cell office:value-type="float" office:value="0.0235096">
                <text:p>0.0235096</text:p>
              </table:table-cell>
              <table:table-cell office:value-type="float" office:value="0.0188722">
                <text:p>0.01887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